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Segoe UI Emoji" style:font-name-complex="Segoe UI Emoji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name="Segoe UI Emoji" style:font-name-complex="Segoe UI Emoji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Segoe UI Emoji" style:font-name-complex="Segoe UI Emoji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Emoji" style:font-name-complex="Segoe UI Emoji"/>
    </style:style>
    <style:style style:name="T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/>
    </style:style>
    <style:style style:name="T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egoe UI Symbol" style:font-name-complex="Segoe UI Symbol"/>
    </style:style>
    <style:style style:name="T10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style:font-name="Segoe UI Symbol" style:font-name-complex="Segoe UI Symbol"/>
    </style:style>
    <style:style style:name="T10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T1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/>
    <style:style style:name="P137" style:parent-style-name="Standard" style:family="paragraph"/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Standard"><text:span text:style-name="T2">🧠</text:span><text:span text:style-name="T3"><text:s/>1. What is Crontab?</text:span></text:p>
      <text:p text:style-name="Standard"><text:span text:style-name="T4">📌</text:span><text:span text:style-name="T5"><text:s/>Situation</text:span></text:p>
      <text:p text:style-name="Standard">In Linux, many tasks must run automatically:</text:p>
      <text:list text:style-name="LFO2" text:continue-numbering="true">
        <text:list-item>
          <text:p text:style-name="P6">Backup at night<text:s/></text:p>
        </text:list-item>
        <text:list-item>
          <text:p text:style-name="P7">Log cleanup<text:s/></text:p>
        </text:list-item>
        <text:list-item>
          <text:p text:style-name="P8">Monitoring scripts<text:s/></text:p>
        </text:list-item>
        <text:list-item>
          <text:p text:style-name="P9">Application restarts<text:s/></text:p>
        </text:list-item>
      </text:list>
      <text:p text:style-name="Standard"><text:span text:style-name="T10">🎯</text:span><text:span text:style-name="T11"><text:s/>Task</text:span></text:p>
      <text:p text:style-name="Standard">Automate these tasks without manual intervention.</text:p>
      <text:p text:style-name="Standard"><text:span text:style-name="T12">⚙️</text:span><text:span text:style-name="T13"><text:s/>Action</text:span></text:p>
      <text:p text:style-name="Standard">Linux uses:</text:p>
      <text:list text:style-name="LFO3" text:continue-numbering="true">
        <text:list-item>
          <text:p text:style-name="P14"><text:span text:style-name="T15">cron daemon (crond)</text:span><text:s/>→ runs in background<text:s/></text:p>
        </text:list-item>
        <text:list-item>
          <text:p text:style-name="P16"><text:span text:style-name="T17">crontab file</text:span><text:s/>→ stores scheduled jobs<text:s/></text:p>
        </text:list-item>
      </text:list>
      <text:p text:style-name="Standard"><text:span text:style-name="T18">✅</text:span><text:span text:style-name="T19"><text:s/>Result</text:span></text:p>
      <text:p text:style-name="Standard">Tasks execute automatically at defined times.</text:p>
      <text:p text:style-name="Standard"><draw:custom-shape svg:x="0in" svg:y="0in" svg:width="45.51042in" svg:height="0.00139in" draw:z-index="0" draw:id="id0" draw:style-name="a0" draw:name="Horizontal Line 25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0">⚙️</text:span><text:span text:style-name="T21"><text:s/>2. Crontab Syntax (Core Concept)</text:span></text:p>
      <text:p text:style-name="Standard">* * * * * command_to_execute<text:line-break/>| | | | |<text:line-break/>| | | | └── Day of Week (0–7) (Sunday=0 or 7)<text:line-break/>| | | └──── Month (1–12)<text:line-break/>| | └────── Day of Month (1–31)<text:line-break/>| └──────── Hour (0–23)<text:line-break/>└────────── Minute (0–59)</text:p>
      <text:p text:style-name="Standard"><draw:custom-shape svg:x="0in" svg:y="0in" svg:width="45.51042in" svg:height="0.00139in" draw:z-index="0" draw:id="id1" draw:style-name="a1" draw:name="Horizontal Line 25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2">⏰</text:span><text:span text:style-name="T23"><text:s/>3. Crontab Time Fields Explained (With Examples)</text:span></text:p>
      <text:p text:style-name="Standard"><text:span text:style-name="T24">🔹</text:span><text:span text:style-name="T25"><text:s/>Minute (0–59)</text:span></text:p>
      <text:p text:style-name="Standard">30 * * * * command</text:p>
      <text:p text:style-name="Standard"><text:span text:style-name="T26">👉</text:span><text:s/>Runs at<text:s/><text:span text:style-name="T27">30th minute every hour</text:span></text:p>
      <text:p text:style-name="Standard"><draw:custom-shape svg:x="0in" svg:y="0in" svg:width="45.51042in" svg:height="0.00139in" draw:z-index="0" draw:id="id2" draw:style-name="a2" draw:name="Horizontal Line 25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8">🔹</text:span><text:span text:style-name="T29"><text:s/>Hour (0–23)</text:span></text:p>
      <text:p text:style-name="Standard">0 10 * * * command</text:p>
      <text:p text:style-name="Standard"><text:span text:style-name="T30">👉</text:span><text:s/>Runs at<text:s/><text:span text:style-name="T31">10:00 AM daily</text:span></text:p>
      <text:p text:style-name="Standard"><draw:custom-shape svg:x="0in" svg:y="0in" svg:width="45.51042in" svg:height="0.00139in" draw:z-index="0" draw:id="id3" draw:style-name="a3" draw:name="Horizontal Line 25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2">🔹</text:span><text:span text:style-name="T33"><text:s/>Day of Month (1–31)</text:span></text:p>
      <text:p text:style-name="Standard">0 10 15 * * command</text:p>
      <text:p text:style-name="Standard"><text:span text:style-name="T34">👉</text:span><text:s/>Runs on<text:s/><text:span text:style-name="T35">15th of every month at 10 AM</text:span></text:p>
      <text:p text:style-name="Standard"><draw:custom-shape svg:x="0in" svg:y="0in" svg:width="45.51042in" svg:height="0.00139in" draw:z-index="0" draw:id="id4" draw:style-name="a4" draw:name="Horizontal Line 25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6">🔹</text:span><text:span text:style-name="T37"><text:s/>Month (1–12)</text:span></text:p>
      <text:p text:style-name="Standard">0 10 * 3 * command</text:p>
      <text:p text:style-name="Standard"><text:span text:style-name="T38">👉</text:span><text:s/>Runs<text:s/><text:span text:style-name="T39">every day in March at 10 AM</text:span></text:p>
      <text:p text:style-name="Standard"><draw:custom-shape svg:x="0in" svg:y="0in" svg:width="45.51042in" svg:height="0.00139in" draw:z-index="0" draw:id="id5" draw:style-name="a5" draw:name="Horizontal Line 25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0">🔹</text:span><text:span text:style-name="T41"><text:s/>Day of Week (0–7)</text:span></text:p>
      <text:p text:style-name="Standard">0 10 * * 1 command</text:p>
      <text:p text:style-name="Standard"><text:span text:style-name="T42">👉</text:span><text:s/>Runs<text:s/><text:span text:style-name="T43">every Monday at 10 AM</text:span></text:p>
      <text:p text:style-name="Standard"><draw:custom-shape svg:x="0in" svg:y="0in" svg:width="45.51042in" svg:height="0.00139in" draw:z-index="0" draw:id="id6" draw:style-name="a6" draw:name="Horizontal Line 25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4">🔥</text:span><text:span text:style-name="T45"><text:s/>4. Special Characters in Crontab</text:span></text:p>
      <text:p text:style-name="Standard"><text:span text:style-name="T46">🔹</text:span><text:span text:style-name="T47"><text:s/>Asterisk (*)</text:span></text:p>
      <text:soft-page-break/>
      <text:p text:style-name="Standard">Means “every”</text:p>
      <text:p text:style-name="Standard">* * * * * command</text:p>
      <text:p text:style-name="Standard"><text:span text:style-name="T48">👉</text:span><text:s/>Runs<text:s/><text:span text:style-name="T49">every minute</text:span></text:p>
      <text:p text:style-name="Standard"><draw:custom-shape svg:x="0in" svg:y="0in" svg:width="45.51042in" svg:height="0.00139in" draw:z-index="0" draw:id="id7" draw:style-name="a7" draw:name="Horizontal Line 26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0">🔹</text:span><text:span text:style-name="T51"><text:s/>Comma (,)</text:span></text:p>
      <text:p text:style-name="Standard">Multiple values</text:p>
      <text:p text:style-name="Standard">0 10 * * 1,3,5 command</text:p>
      <text:p text:style-name="Standard"><text:span text:style-name="T52">👉</text:span><text:s/>Monday, Wednesday, Friday at 10 AM</text:p>
      <text:p text:style-name="Standard"><draw:custom-shape svg:x="0in" svg:y="0in" svg:width="45.51042in" svg:height="0.00139in" draw:z-index="0" draw:id="id8" draw:style-name="a8" draw:name="Horizontal Line 26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3">🔹</text:span><text:span text:style-name="T54"><text:s/>Hyphen (-)</text:span></text:p>
      <text:p text:style-name="Standard">Range</text:p>
      <text:p text:style-name="Standard">0 9 * * 1-5 command</text:p>
      <text:p text:style-name="Standard"><text:span text:style-name="T55">👉</text:span><text:s/>Weekdays at 9 AM</text:p>
      <text:p text:style-name="Standard"><draw:custom-shape svg:x="0in" svg:y="0in" svg:width="45.51042in" svg:height="0.00139in" draw:z-index="0" draw:id="id9" draw:style-name="a9" draw:name="Horizontal Line 262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6">🔹</text:span><text:span text:style-name="T57"><text:s/>Slash (/)</text:span></text:p>
      <text:p text:style-name="Standard">Step values</text:p>
      <text:p text:style-name="Standard">*/5 * * * * command</text:p>
      <text:p text:style-name="Standard"><text:span text:style-name="T58">👉</text:span><text:s/>Every 5 minutes</text:p>
      <text:p text:style-name="Standard"><draw:custom-shape svg:x="0in" svg:y="0in" svg:width="45.51042in" svg:height="0.00139in" draw:z-index="0" draw:id="id10" draw:style-name="a10" draw:name="Horizontal Line 26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9">📊</text:span><text:span text:style-name="T60"><text:s/>5. Most Important Crontab Examples (Real-Time)</text:span></text:p>
      <text:p text:style-name="Standard"><draw:custom-shape svg:x="0in" svg:y="0in" svg:width="45.51042in" svg:height="0.00139in" draw:z-index="0" draw:id="id11" draw:style-name="a11" draw:name="Horizontal Line 26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1">✅</text:span><text:span text:style-name="T62"><text:s/>Run every minute</text:span></text:p>
      <text:p text:style-name="Standard">* * * * * /home/user/script.sh</text:p>
      <text:p text:style-name="Standard"><draw:custom-shape svg:x="0in" svg:y="0in" svg:width="45.51042in" svg:height="0.00139in" draw:z-index="0" draw:id="id12" draw:style-name="a12" draw:name="Horizontal Line 26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3">✅</text:span><text:span text:style-name="T64"><text:s/>Run every 5 minutes</text:span></text:p>
      <text:p text:style-name="Standard">*/5 * * * * /home/user/script.sh</text:p>
      <text:p text:style-name="Standard"><draw:custom-shape svg:x="0in" svg:y="0in" svg:width="45.51042in" svg:height="0.00139in" draw:z-index="0" draw:id="id13" draw:style-name="a13" draw:name="Horizontal Line 26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5">✅</text:span><text:span text:style-name="T66"><text:s/>Run every hour</text:span></text:p>
      <text:p text:style-name="Standard">0 * * * * /home/user/script.sh</text:p>
      <text:p text:style-name="Standard"><draw:custom-shape svg:x="0in" svg:y="0in" svg:width="45.51042in" svg:height="0.00139in" draw:z-index="0" draw:id="id14" draw:style-name="a14" draw:name="Horizontal Line 26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7">✅</text:span><text:span text:style-name="T68"><text:s/>Run daily at midnight</text:span></text:p>
      <text:p text:style-name="Standard">0 0 * * * /home/user/script.sh</text:p>
      <text:p text:style-name="Standard"><draw:custom-shape svg:x="0in" svg:y="0in" svg:width="45.51042in" svg:height="0.00139in" draw:z-index="0" draw:id="id15" draw:style-name="a15" draw:name="Horizontal Line 26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9">✅</text:span><text:span text:style-name="T70"><text:s/>Run daily at 6:30 PM</text:span></text:p>
      <text:p text:style-name="Standard">30 18 * * * /home/user/script.sh</text:p>
      <text:p text:style-name="Standard"><draw:custom-shape svg:x="0in" svg:y="0in" svg:width="45.51042in" svg:height="0.00139in" draw:z-index="0" draw:id="id16" draw:style-name="a16" draw:name="Horizontal Line 26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71">✅</text:span><text:span text:style-name="T72"><text:s/>Run every Sunday</text:span></text:p>
      <text:p text:style-name="Standard">0 0 * * 0 /home/user/backup.sh</text:p>
      <text:p text:style-name="Standard"><draw:custom-shape svg:x="0in" svg:y="0in" svg:width="45.51042in" svg:height="0.00139in" draw:z-index="0" draw:id="id17" draw:style-name="a17" draw:name="Horizontal Line 27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73">✅</text:span><text:span text:style-name="T74"><text:s/>Run on 1st of every month</text:span></text:p>
      <text:p text:style-name="Standard">0 0 1 * * /home/user/monthly.sh</text:p>
      <text:p text:style-name="Standard"><draw:custom-shape svg:x="0in" svg:y="0in" svg:width="45.51042in" svg:height="0.00139in" draw:z-index="0" draw:id="id18" draw:style-name="a18" draw:name="Horizontal Line 27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75">✅</text:span><text:span text:style-name="T76"><text:s/>Run every weekday (Mon–Fri)</text:span></text:p>
      <text:p text:style-name="Standard">0 9 * * 1-5 /home/user/work.sh</text:p>
      <text:p text:style-name="Standard"><draw:custom-shape svg:x="0in" svg:y="0in" svg:width="45.51042in" svg:height="0.00139in" draw:z-index="0" draw:id="id19" draw:style-name="a19" draw:name="Horizontal Line 272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77">✅</text:span><text:span text:style-name="T78"><text:s/>Run every 10 seconds (</text:span><text:span text:style-name="T79">⚠️</text:span><text:span text:style-name="T80"><text:s/>not directly supported)</text:span></text:p>
      <text:p text:style-name="Standard">Use loop inside script:</text:p>
      <text:p text:style-name="Standard">while true<text:line-break/>do<text:line-break/><text:s text:c="2"/>./script.sh<text:line-break/><text:soft-page-break/><text:s text:c="2"/>sleep 10<text:line-break/>done</text:p>
      <text:p text:style-name="Standard"><draw:custom-shape svg:x="0in" svg:y="0in" svg:width="45.51042in" svg:height="0.00139in" draw:z-index="0" draw:id="id20" draw:style-name="a20" draw:name="Horizontal Line 27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81">🛠️</text:span><text:span text:style-name="T82"><text:s/>6. Crontab Commands (Must Know)</text:span></text:p>
      <text:p text:style-name="Standard"><draw:custom-shape svg:x="0in" svg:y="0in" svg:width="45.51042in" svg:height="0.00139in" draw:z-index="0" draw:id="id21" draw:style-name="a21" draw:name="Horizontal Line 27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83">🔹</text:span><text:span text:style-name="T84"><text:s/>Edit crontab</text:span></text:p>
      <text:p text:style-name="Standard">crontab -e</text:p>
      <text:p text:style-name="Standard"><draw:custom-shape svg:x="0in" svg:y="0in" svg:width="45.51042in" svg:height="0.00139in" draw:z-index="0" draw:id="id22" draw:style-name="a22" draw:name="Horizontal Line 27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85">🔹</text:span><text:span text:style-name="T86"><text:s/>List crontab</text:span></text:p>
      <text:p text:style-name="Standard">crontab -l</text:p>
      <text:p text:style-name="Standard"><draw:custom-shape svg:x="0in" svg:y="0in" svg:width="45.51042in" svg:height="0.00139in" draw:z-index="0" draw:id="id23" draw:style-name="a23" draw:name="Horizontal Line 27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87">🔹</text:span><text:span text:style-name="T88"><text:s/>Remove crontab</text:span></text:p>
      <text:p text:style-name="Standard">crontab -r</text:p>
      <text:p text:style-name="Standard"><draw:custom-shape svg:x="0in" svg:y="0in" svg:width="45.51042in" svg:height="0.00139in" draw:z-index="0" draw:id="id24" draw:style-name="a24" draw:name="Horizontal Line 27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89">🔹</text:span><text:span text:style-name="T90"><text:s/>Edit another user crontab (root only)</text:span></text:p>
      <text:p text:style-name="Standard">crontab -u username -e</text:p>
      <text:p text:style-name="Standard"><draw:custom-shape svg:x="0in" svg:y="0in" svg:width="45.51042in" svg:height="0.00139in" draw:z-index="0" draw:id="id25" draw:style-name="a25" draw:name="Horizontal Line 27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91">📂</text:span><text:span text:style-name="T92"><text:s/>7. System Crontab vs User Crontab</text:span></text:p>
      <text:p text:style-name="Standard"><draw:custom-shape svg:x="0in" svg:y="0in" svg:width="45.51042in" svg:height="0.00139in" draw:z-index="0" draw:id="id26" draw:style-name="a26" draw:name="Horizontal Line 27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93">🔹</text:span><text:span text:style-name="T94"><text:s/>User Crontab</text:span></text:p>
      <text:p text:style-name="Standard">crontab -e</text:p>
      <text:p text:style-name="Standard">Format:</text:p>
      <text:p text:style-name="Standard">* * * * * command</text:p>
      <text:p text:style-name="Standard"><draw:custom-shape svg:x="0in" svg:y="0in" svg:width="45.51042in" svg:height="0.00139in" draw:z-index="0" draw:id="id27" draw:style-name="a27" draw:name="Horizontal Line 28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95">🔹</text:span><text:span text:style-name="T96"><text:s/>System Crontab</text:span></text:p>
      <text:p text:style-name="Standard">File:</text:p>
      <text:p text:style-name="Standard">/etc/crontab</text:p>
      <text:p text:style-name="Standard">Format:</text:p>
      <text:p text:style-name="Standard">* * * * * username command</text:p>
      <text:p text:style-name="Standard">Example:</text:p>
      <text:p text:style-name="Standard">0 2 * * * root /backup.sh</text:p>
      <text:p text:style-name="Standard"><draw:custom-shape svg:x="0in" svg:y="0in" svg:width="45.51042in" svg:height="0.00139in" draw:z-index="0" draw:id="id28" draw:style-name="a28" draw:name="Horizontal Line 28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97">🔄</text:span><text:span text:style-name="T98"><text:s/>8. Cron Special Shortcuts</text:span></text:p>
      <text:p text:style-name="Standard">@reboot <text:s text:c="4"/>→ Run at system startup<text:line-break/>@daily <text:s text:c="5"/>→ Once a day<text:line-break/>@weekly <text:s text:c="4"/>→ Once a week<text:line-break/>@monthly <text:s text:c="3"/>→ Once a month<text:line-break/>@yearly <text:s text:c="4"/>→ Once a year</text:p>
      <text:p text:style-name="Standard">Example:</text:p>
      <text:p text:style-name="Standard">@reboot /home/user/startup.sh</text:p>
      <text:p text:style-name="Standard"><draw:custom-shape svg:x="0in" svg:y="0in" svg:width="45.51042in" svg:height="0.00139in" draw:z-index="0" draw:id="id29" draw:style-name="a29" draw:name="Horizontal Line 282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99">🧪</text:span><text:span text:style-name="T100"><text:s/>9. Real Project Integration (Your Monitoring Script)</text:span></text:p>
      <text:p text:style-name="Standard">Run your monitor script every minute:</text:p>
      <text:p text:style-name="Standard">* * * * * /home/user/system_monitor.sh</text:p>
      <text:p text:style-name="Standard"><draw:custom-shape svg:x="0in" svg:y="0in" svg:width="45.51042in" svg:height="0.00139in" draw:z-index="0" draw:id="id30" draw:style-name="a30" draw:name="Horizontal Line 28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01">⚠️</text:span><text:span text:style-name="T102"><text:s/>10. Common Issues (Interview Important)</text:span></text:p>
      <text:p text:style-name="Standard"><draw:custom-shape svg:x="0in" svg:y="0in" svg:width="45.51042in" svg:height="0.00139in" draw:z-index="0" draw:id="id31" draw:style-name="a31" draw:name="Horizontal Line 28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03">❌</text:span><text:span text:style-name="T104"><text:s/>Script not running</text:span></text:p>
      <text:p text:style-name="Standard"><text:span text:style-name="T105">✔</text:span><text:s/>Check:</text:p>
      <text:p text:style-name="Standard">chmod +x script.sh</text:p>
      <text:soft-page-break/>
      <text:p text:style-name="Standard"><draw:custom-shape svg:x="0in" svg:y="0in" svg:width="45.51042in" svg:height="0.00139in" draw:z-index="0" draw:id="id32" draw:style-name="a32" draw:name="Horizontal Line 28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06">❌</text:span><text:span text:style-name="T107"><text:s/>Path issue</text:span></text:p>
      <text:p text:style-name="Standard">Cron uses limited environment</text:p>
      <text:p text:style-name="Standard"><text:span text:style-name="T108">✔</text:span><text:s/>Use full path:</text:p>
      <text:p text:style-name="Standard">/usr/bin/python3<text:line-break/>/bin/bash</text:p>
      <text:p text:style-name="Standard"><draw:custom-shape svg:x="0in" svg:y="0in" svg:width="45.51042in" svg:height="0.00139in" draw:z-index="0" draw:id="id33" draw:style-name="a33" draw:name="Horizontal Line 28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09">❌</text:span><text:span text:style-name="T110"><text:s/>No output</text:span></text:p>
      <text:p text:style-name="Standard">Redirect output:</text:p>
      <text:p text:style-name="Standard">* * * * * /script.sh &gt;&gt; /log.txt 2&gt;&amp;1</text:p>
      <text:p text:style-name="Standard"><draw:custom-shape svg:x="0in" svg:y="0in" svg:width="45.51042in" svg:height="0.00139in" draw:z-index="0" draw:id="id34" draw:style-name="a34" draw:name="Horizontal Line 28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11">❌</text:span><text:span text:style-name="T112"><text:s/>Cron service not running</text:span></text:p>
      <text:p text:style-name="Standard">systemctl status cron</text:p>
      <text:p text:style-name="Standard">or</text:p>
      <text:p text:style-name="Standard">systemctl status crond</text:p>
      <text:p text:style-name="Standard"><draw:custom-shape svg:x="0in" svg:y="0in" svg:width="45.51042in" svg:height="0.00139in" draw:z-index="0" draw:id="id35" draw:style-name="a35" draw:name="Horizontal Line 28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13">📈</text:span><text:span text:style-name="T114"><text:s/>11. Advanced Example (Production Level)</text:span></text:p>
      <text:p text:style-name="Standard"><draw:custom-shape svg:x="0in" svg:y="0in" svg:width="45.51042in" svg:height="0.00139in" draw:z-index="0" draw:id="id36" draw:style-name="a36" draw:name="Horizontal Line 28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15">🔹</text:span><text:span text:style-name="T116"><text:s/>Backup every day at 2 AM</text:span></text:p>
      <text:p text:style-name="Standard">0 2 * * * tar -czf /backup/data.tar.gz /data</text:p>
      <text:p text:style-name="Standard"><draw:custom-shape svg:x="0in" svg:y="0in" svg:width="45.51042in" svg:height="0.00139in" draw:z-index="0" draw:id="id37" draw:style-name="a37" draw:name="Horizontal Line 29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17">🔹</text:span><text:span text:style-name="T118"><text:s/>Delete logs older than 7 days</text:span></text:p>
      <text:p text:style-name="Standard">0 3 * * * find /logs -type f -mtime +7 -delete</text:p>
      <text:p text:style-name="Standard"><draw:custom-shape svg:x="0in" svg:y="0in" svg:width="45.51042in" svg:height="0.00139in" draw:z-index="0" draw:id="id38" draw:style-name="a38" draw:name="Horizontal Line 29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19">🔹</text:span><text:span text:style-name="T120"><text:s/>Restart service every Sunday</text:span></text:p>
      <text:p text:style-name="Standard">0 1 * * 0 systemctl restart httpd</text:p>
      <text:p text:style-name="Standard"><draw:custom-shape svg:x="0in" svg:y="0in" svg:width="45.51042in" svg:height="0.00139in" draw:z-index="0" draw:id="id39" draw:style-name="a39" draw:name="Horizontal Line 292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21">🧾</text:span><text:span text:style-name="T122"><text:s/>12. Sample Crontab File</text:span></text:p>
      <text:p text:style-name="Standard"># System Monitoring<text:line-break/>*/1 * * * * /home/user/system_monitor.sh<text:line-break/><text:line-break/># Backup<text:line-break/>0 2 * * * /home/user/backup.sh<text:line-break/><text:line-break/># Cleanup<text:line-break/>0 3 * * 0 /home/user/cleanup.sh</text:p>
      <text:p text:style-name="Standard"><draw:custom-shape svg:x="0in" svg:y="0in" svg:width="45.51042in" svg:height="0.00139in" draw:z-index="0" draw:id="id40" draw:style-name="a40" draw:name="Horizontal Line 29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23">🎤</text:span><text:span text:style-name="T124"><text:s/>13. Interview Answer (Perfect)</text:span></text:p>
      <text:p text:style-name="Standard"><text:span text:style-name="T125">Q: What is crontab?</text:span></text:p>
      <text:p text:style-name="Standard"><text:span text:style-name="T126">Answer:</text:span></text:p>
      <text:list text:style-name="LFO4" text:continue-numbering="true">
        <text:list-item>
          <text:p text:style-name="P127">Crontab is a Linux scheduler used to automate tasks<text:s/></text:p>
        </text:list-item>
        <text:list-item>
          <text:p text:style-name="P128">It uses time-based fields: minute, hour, day, month, weekday<text:s/></text:p>
        </text:list-item>
        <text:list-item>
          <text:p text:style-name="P129">Managed using crontab -e<text:s/></text:p>
        </text:list-item>
        <text:list-item>
          <text:p text:style-name="P130">Supports special characters (*, /, -, ,)<text:s/></text:p>
        </text:list-item>
        <text:list-item>
          <text:p text:style-name="P131">Commonly used for backups, monitoring, and maintenance<text:s/></text:p>
        </text:list-item>
      </text:list>
      <text:p text:style-name="Standard"><draw:custom-shape svg:x="0in" svg:y="0in" svg:width="45.51042in" svg:height="0.00139in" draw:z-index="0" draw:id="id41" draw:style-name="a41" draw:name="Horizontal Line 29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32">🚀</text:span><text:span text:style-name="T133"><text:s/>14. Result (What You Learned)</text:span></text:p>
      <text:list text:style-name="LFO5" text:continue-numbering="true">
        <text:list-item>
          <text:p text:style-name="P134">Full cron syntax understanding<text:s/></text:p>
        </text:list-item>
        <text:list-item>
          <text:p text:style-name="P135">Real-time scheduling examples<text:s/></text:p>
        </text:list-item>
        <text:list-item>
          <text:p text:style-name="P136">Troubleshooting cron issues<text:s/></text:p>
        </text:list-item>
        <text:list-item>
          <text:p text:style-name="P137">Production-level automation<text:s/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rakash</dc:creator>
    <meta:creation-date>2026-01-06T23:04:00Z</meta:creation-date>
    <dc:date>2026-03-25T17:19:00Z</dc:date>
    <meta:template xlink:href="Normal" xlink:type="simple"/>
    <meta:editing-cycles>2</meta:editing-cycles>
    <meta:editing-duration>PT1560S</meta:editing-duration>
    <meta:document-statistic meta:page-count="5" meta:paragraph-count="7" meta:word-count="588" meta:character-count="3934" meta:row-count="27" meta:non-whitespace-character-count="3353"/>
  </office:meta>
</office:document-meta>
</file>